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Fortran<text:tab/><text:tab/><text:tab/><text:tab/><text:tab/><text:tab/>Python</text:p>
      <text:list xml:id="list8393011981" text:style-name="L1">
        <text:list-item>
          <text:p text:style-name="P1">in/out <text:s/><text:tab/><text:tab/><text:tab/>read*, A,B,C / print* <text:s text:c="25"/><text:tab/> raw_input()</text:p>
        </text:list-item>
      </text:list>
      <text:p text:style-name="Standard"><text:tab/><text:tab/><text:tab/><text:tab/>read(*,*) <text:s text:c="6"/>/ write(*,*)<text:tab/><text:tab/><text:tab/> print</text:p>
      <text:p text:style-name="Standard"/>
      <text:list xml:id="list2130536074" text:style-name="L2">
        <text:list-item>
          <text:p text:style-name="P2">A= <text:s/><text:tab/><text:tab/><text:tab/>Implicit none <text:s text:c="5"/>character(10) nome <text:tab/> – Inicializar!</text:p>
        </text:list-item>
      </text:list>
      <text:p text:style-name="Standard"><text:tab/><text:tab/><text:tab/><text:tab/>Real A, B, C <text:s text:c="6"/>logical</text:p>
      <text:p text:style-name="Standard"><text:tab/><text:tab/><text:tab/><text:tab/>integer n, j, k <text:s text:c="5"/>complex</text:p>
      <text:p text:style-name="Standard"/>
      <text:list xml:id="list579205031" text:style-name="L3">
        <text:list-item>
          <text:p text:style-name="P3">if<text:tab/><text:tab/><text:tab/>if() instrução a ser executada<text:tab/><text:tab/><text:tab/>if <text:s text:c="6"/>: </text:p>
        </text:list-item>
      </text:list>
      <text:p text:style-name="Standard"><text:tab/><text:tab/><text:tab/><text:tab/>if(n&gt;0) print “n e positivo”<text:tab/><text:tab/><text:tab/>continue</text:p>
      <text:p text:style-name="Standard"><text:tab/><text:tab/><text:tab/><text:tab/>&gt; ;&lt;; &gt;=; &lt;=; ==<text:tab/><text:tab/><text:tab/><text:tab/></text:p>
      <text:list xml:id="list89417489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if(A&gt;0 .AND. B&gt;0)<text:tab/><text:tab/><text:tab/><text:tab/>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3">.OR.<text:tab/><text:tab/><text:tab/><text:tab/><text:tab/></text:p>
                                          <text:p text:style-name="P3">XOR<text:tab/><text:tab/><text:tab/><text:tab/><text:tab/>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.NOT.<text:tab/><text:tab/><text:tab/><text:tab/><text:tab/><text:tab/></text:p>
      <text:p text:style-name="Standard"><text:tab/><text:tab/><text:tab/><text:tab/>If() then [...]</text:p>
      <text:p text:style-name="Standard"><text:tab/><text:tab/><text:tab/><text:tab/><text:tab/>else […]<text:tab/><text:tab/><text:tab/><text:tab/></text:p>
      <text:p text:style-name="Standard"><text:tab/><text:tab/><text:tab/><text:tab/><text:tab/>endit <text:tab/><text:tab/><text:tab/><text:tab/><text:tab/></text:p>
      <text:list xml:id="list178712878" text:continue-numbering="true" text:style-name="L3">
        <text:list-item>
          <text:p text:style-name="P3">Loop<text:tab/><text:tab/><text:tab/>do […]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">end do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text:tab/><text:tab/><text:tab/></text:p>
      <text:p text:style-name="Standard"><text:tab/><text:tab/><text:tab/><text:tab/>do </text:p>
      <text:p text:style-name="Standard"><text:tab/><text:tab/><text:tab/><text:tab/>n = n +1 </text:p>
      <text:p text:style-name="Standard"><text:tab/><text:tab/><text:tab/><text:tab/>if(n&gt;100) exit</text:p>
      <text:p text:style-name="Standard"><text:tab/><text:tab/><text:tab/><text:tab/>end do</text:p>
      <text:p text:style-name="Standard"/>
      <text:p text:style-name="Standard"/>
      <text:p text:style-name="Standard"/>
      <text:p text:style-name="Standard"/>
      <text:p text:style-name="Standard"/>
      <text:p text:style-name="Standard">→ crtl + d sai do python</text:p>
      <text:p text:style-name="Standard">Declarar erro</text:p>
      <text:p text:style-name="Standard"/>
      <text:p text:style-name="Standard"><text:tab/>READ(*,*,Err=100) tc<text:tab/><text:tab/><text:tab/><text:tab/><text:tab/>temp = raw_input('entre T em C')</text:p>
      <text:p text:style-name="Standard"><text:tab/>100 ; print 'dado errado' <text:tab/><text:tab/><text:tab/><text:tab/><text:tab/>try:</text:p>
      <text:p text:style-name="Standard"><text:tab/><text:tab/><text:tab/><text:tab/><text:tab/><text:tab/><text:tab/><text:tab/><text:tab/>tc = float (temp)</text:p>
      <text:p text:style-name="Standard"/>
      <text:p text:style-name="Standard"><text:tab/><text:tab/><text:tab/><text:tab/><text:tab/><text:tab/><text:tab/><text:tab/><text:tab/>except: </text:p>
      <text:p text:style-name="Standard"><text:tab/><text:tab/><text:tab/><text:tab/><text:tab/><text:tab/><text:tab/><text:tab/><text:tab/>print 'dado errado'</text:p>
      <text:p text:style-name="Standard"><text:tab/><text:tab/><text:tab/><text:tab/><text:tab/><text:tab/><text:tab/><text:tab/><text:tab/>continue</text:p>
      <text:p text:style-name="P4"/>
      <text:p text:style-name="Standard">Laço infinito</text:p>
      <text:p text:style-name="Standard">Read(*,*,Err =100) t<text:tab/><text:tab/><text:tab/><text:tab/><text:tab/><text:tab/><text:tab/>for true: </text:p>
      <text:p text:style-name="Standard">exit<text:tab/><text:tab/><text:tab/><text:tab/><text:tab/><text:tab/><text:tab/><text:tab/><text:tab/>try:</text:p>
      <text:p text:style-name="Standard">100 continue<text:tab/><text:tab/><text:tab/><text:tab/><text:tab/><text:tab/><text:tab/><text:tab/>except</text:p>
      <text:p text:style-name="Standard">end do</text:p>
      <text:p text:style-name="Standard"/>
      <text:p text:style-name="Standard">dados.dat</text:p>
      <text:p text:style-name="Standard">x1 y1 y² xy</text:p>
      <text:p text:style-name="Standard"><text:soft-page-break/>x2 y2</text:p>
      <text:p text:style-name="Standard">xn yn</text:p>
      <text:p text:style-name="Standard"/>
      <text:p text:style-name="Standard">implicit none</text:p>
      <text:p text:style-name="Standard">[declarar variáveis]</text:p>
      <text:p text:style-name="Standard">open(1 (qualquer menos 5 e 6), file = “dados.dat”)</text:p>
      <text:p text:style-name="Standard">open(2, '', '')</text:p>
      <text:p text:style-name="Standard">do I = 1, N</text:p>
      <text:p text:style-name="Standard">read(1 (mesmo do open), *, Err = 100) x, y</text:p>
      <text:p text:style-name="Standard">xy = x*y; y² = y*y</text:p>
      <text:p text:style-name="Standard">write(2, *) x, xy, y² </text:p>
      <text:p text:style-name="Standard">end do</text:p>
      <text:p text:style-name="Standard">100 stop “Arquivo terminou, dados esgotados, arq não existe”</text:p>
      <text:p text:style-name="Standard">close(1);; close(2)</text:p>
      <text:p text:style-name="Standard">end</text:p>
      <text:p text:style-name="Standard"/>
      <text:p text:style-name="Standard"><text:a xlink:type="simple" xlink:href="http://fortranwiki.org/fortran/show/HomePage">http://fortranwiki.org/fortran/show/HomePage</text:a></text:p>
      <text:p text:style-name="Standard"><text:a xlink:type="simple" xlink:href="http://wwwp.fc.unesp.br/~lavarda/fc1/apo/fort_08.htm">http://wwwp.fc.unesp.br/~lavarda/fc1/apo/fort_08.ht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e Oliveira</meta:initial-creator>
    <meta:creation-date>2016-03-28T15:36:24</meta:creation-date>
    <meta:generator>LibreOffice/3.5$Linux_X86_64 LibreOffice_project/350m1$Build-2</meta:generator>
    <dc:date>2016-03-30T17:50:10</dc:date>
    <dc:creator>Cristiane Oliveira</dc:creator>
    <meta:editing-duration>PT1H34M</meta:editing-duration>
    <meta:editing-cycles>5</meta:editing-cycles>
    <meta:document-statistic meta:table-count="0" meta:image-count="0" meta:object-count="0" meta:page-count="2" meta:paragraph-count="54" meta:word-count="194" meta:character-count="1088" meta:non-whitespace-character-count="896"/>
  </office:meta>
</office:document-meta>
</file>